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COMM218 – Interpersonal Communication</text:p>
      <text:p text:style-name="Standard">May 16, 2013</text:p>
      <text:p text:style-name="Standard">Imran Haider</text:p>
      <text:p text:style-name="Standard"/>
      <text:p text:style-name="P1">The Stages of My Relationship</text:p>
      <text:p text:style-name="P1"/>
      <text:p text:style-name="P3">Relationships follow a documented escalation pattern. This pattern is initiation, experimentation, intensification, integration, and finally bonding. In this paper I will elaborate on each stage and give examples from my <text:s/>personal relationship with my girlfriend Ashlee.</text:p>
      <text:p text:style-name="P3">INITIATION: The initiation phase of a relationship can last upwards to a day. This part of a relationship involves small talk, social niceties, and other formalities, that help people conquer <text:span text:style-name="T1">uncertainty avoidance</text:span>, staying away from unknowns<text:span text:style-name="T2">. </text:span>I first met my girlfriend Ashlee in a dance class. The first times we talked it was surface questions like “What is your major,” and “How long have you been dancing.” It took several classes before we moved on to the experimentation phase.</text:p>
      <text:p text:style-name="P2">EXPERIMENTATION: This phase of a relationship involves getting to know people on a more personal level, and determining similar interests. It usually lasts about week to </text:p>
      <text:p text:style-name="P2"/>
      <text:p text:style-name="P2">INTESIFYING: A relationship moves on to the intensifying stage when the relationship becomes less formal. There are no formalities involved in spending time with another person.</text:p>
      <text:p text:style-name="P2"/>
      <text:p text:style-name="P2">INTEGRATION: </text:p>
      <text:p text:style-name="P2"/>
      <text:p text:style-name="P2">BO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8:38:29</meta:creation-date>
    <dc:date>2013-05-17T14:40:23</dc:date>
    <meta:editing-duration>PT5H4M23S</meta:editing-duration>
    <meta:editing-cycles>6</meta:editing-cycles>
    <meta:generator>LibreOffice/3.5$Linux_X86_64 LibreOffice_project/350m1$Build-2</meta:generator>
    <meta:document-statistic meta:table-count="0" meta:image-count="0" meta:object-count="0" meta:page-count="1" meta:paragraph-count="11" meta:word-count="185" meta:character-count="1225" meta:non-whitespace-character-count="1048"/>
  </office:meta>
</office:document-meta>
</file>